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2"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UrbanBody">
      <style:text-properties style:font-name="Arial1" fo:font-size="10.5pt" style:font-size-asian="10.5pt" style:font-size-complex="10.5pt"/>
    </style:style>
    <style:style style:name="P4" style:family="paragraph" style:parent-style-name="UrbanBody">
      <style:paragraph-properties fo:text-align="end" style:justify-single-word="false"/>
      <style:text-properties style:font-name="Arial1" fo:font-size="10.5pt" style:font-size-asian="10.5pt" style:font-size-complex="10.5pt"/>
    </style:style>
    <style:style style:name="P5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1" fo:font-size="10pt" style:font-size-asian="10pt" style:font-size-complex="10pt"/>
    </style:style>
    <style:style style:name="P7" style:family="paragraph" style:parent-style-name="UrbanBody">
      <style:text-properties style:font-name="Arial1" fo:font-size="10pt" fo:font-style="italic" style:text-underline-style="none" fo:font-weight="normal" fo:background-color="#ffff00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UrbanBody">
      <style:text-properties style:font-name="Arial1" fo:font-size="10pt" fo:font-style="italic" fo:background-color="#ffff00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0c78e7" style:font-size-asian="10pt" style:font-size-complex="10pt"/>
    </style:style>
    <style:style style:name="P10" style:family="paragraph" style:parent-style-name="Standard">
      <style:text-properties style:font-name="arial" fo:font-size="10.5pt" style:text-underline-style="none" officeooo:paragraph-rsid="000c78e7" style:font-size-asian="10.5pt" style:font-size-complex="10.5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0c78e7" style:font-size-asian="10pt" style:font-size-complex="10pt"/>
    </style:style>
    <style:style style:name="P12" style:family="paragraph" style:parent-style-name="UrbanBody">
      <style:paragraph-properties fo:text-align="end" style:justify-single-word="false"/>
      <style:text-properties style:font-name="arial" fo:font-size="10.5pt" officeooo:paragraph-rsid="000c78e7" style:font-size-asian="10.5pt" style:font-size-complex="10.5pt"/>
    </style:style>
    <style:style style:name="P13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4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UrbanBody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UrbanBody">
      <style:text-properties style:font-name="arial" fo:font-size="11pt" style:font-size-asian="11pt" style:font-size-complex="11pt"/>
    </style:style>
    <style:style style:name="P18" style:family="paragraph" style:parent-style-name="UrbanBody">
      <style:paragraph-properties fo:text-align="start" style:justify-single-word="false"/>
      <style:text-properties style:font-name="arial" fo:font-size="11pt" officeooo:paragraph-rsid="000c78e7" style:font-size-asian="11pt" style:font-size-complex="11pt"/>
    </style:style>
    <style:style style:name="P19" style:family="paragraph" style:parent-style-name="UrbanBody">
      <style:text-properties style:font-name="arial" fo:font-size="11pt" officeooo:paragraph-rsid="000c78e7" style:font-size-asian="11pt" style:font-size-complex="11pt"/>
    </style:style>
    <style:style style:name="P20" style:family="paragraph" style:parent-style-name="UrbanBody">
      <style:text-properties style:font-name="arial" fo:font-size="11pt" fo:font-style="italic" officeooo:paragraph-rsid="000c78e7" fo:background-color="#ffff00" style:font-size-asian="11pt" style:font-style-asian="italic" style:font-size-complex="11pt" style:font-style-complex="italic"/>
    </style:style>
    <style:style style:name="P21" style:family="paragraph" style:parent-style-name="UrbanBody">
      <style:text-properties style:font-name="arial" fo:font-size="11pt" fo:font-style="italic" style:text-underline-style="none" fo:font-weight="normal" officeooo:paragraph-rsid="000c78e7" fo:background-color="#ffff00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UrbanTitle">
      <style:text-properties style:font-name="arial" fo:font-size="12pt" style:text-underline-style="none" style:font-size-asian="12pt" style:font-size-complex="12pt"/>
    </style:style>
    <style:style style:name="P23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24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0c78e7" style:font-size-asian="11pt" style:font-weight-asian="bold" style:font-size-complex="11pt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1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letter-spacing="normal" fo:language="fr" fo:country="FR" fo:font-style="normal" fo:font-weight="normal" style:font-style-asian="normal" style:font-weight-asian="normal" style:font-name-complex="Calibri" style:font-style-complex="normal" style:font-weight-complex="normal"/>
    </style:style>
    <style:style style:name="T7" style:family="text">
      <style:text-properties style:font-name="Arial" fo:letter-spacing="normal" fo:language="fr" fo:country="BE" style:font-name-asian="Calibri1" style:font-name-complex="Calibri1"/>
    </style:style>
    <style:style style:name="T8" style:family="text">
      <style:text-properties fo:font-style="italic" fo:background-color="#ffff00" loext:char-shading-value="0" style:font-style-asian="italic" style:font-style-complex="italic"/>
    </style:style>
    <style:style style:name="T9" style:family="text">
      <style:text-properties style:font-name="Calibri" fo:font-size="20pt" fo:letter-spacing="normal" fo:language="fr" fo:country="BE" style:font-name-asian="Calibri1" style:font-size-asian="20pt" style:font-name-complex="Calibri1" style:font-size-complex="20pt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2" style:family="text">
      <style:text-properties style:font-name="arial" fo:font-size="11pt" fo:font-style="normal" style:text-underline-style="none" officeooo:rsid="0084aa93" style:font-size-asian="11pt" style:font-style-asian="normal" style:font-name-complex="Arial1" style:font-size-complex="11pt" style:font-style-complex="normal"/>
    </style:style>
    <style:style style:name="T13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5" style:family="text">
      <style:text-properties fo:font-size="11pt" fo:font-style="normal" style:text-underline-style="none" officeooo:rsid="0084aa93" style:font-size-asian="11pt" style:font-style-asian="normal" style:font-name-complex="Arial1" style:font-size-complex="11pt" style:font-style-complex="normal"/>
    </style:style>
    <style:style style:name="T16" style:family="text">
      <style:text-properties fo:letter-spacing="normal" fo:language="fr" fo:country="BE" style:font-name-asian="Calibri1" style:font-name-complex="Calibri1"/>
    </style:style>
    <style:style style:name="T17" style:family="text">
      <style:text-properties fo:font-size="20pt" fo:letter-spacing="normal" fo:language="fr" fo:country="BE" style:font-name-asian="Calibri1" style:font-size-asian="20pt" style:font-name-complex="Calibri1" style:font-size-complex="20pt"/>
    </style:style>
    <style:style style:name="T18" style:family="text">
      <style:text-properties style:font-name="arial"/>
    </style:style>
    <style:style style:name="T1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21" style:family="text">
      <style:text-properties style:font-name="arial" fo:letter-spacing="normal" fo:language="fr" fo:country="BE" style:font-name-asian="Calibri1" style:font-name-complex="Calibri1"/>
    </style:style>
    <style:style style:name="T22" style:family="text">
      <style:text-properties style:font-name="arial" fo:font-size="20pt" fo:letter-spacing="normal" fo:language="fr" fo:country="BE" style:font-name-asian="Calibri1" style:font-size-asian="20pt" style:font-name-complex="Calibri1" style:font-size-complex="20pt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9"><office:annotation><dc:creator>Gauthier Bastien</dc:creator><dc:date>2011-01-13T14:56:41</dc:date><text:p text:style-name="P25"><text:span text:style-name="T23">do text</text:span></text:p><text:p text:style-name="P25"><text:span text:style-name="T23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1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18">DGO4 - Direction générale opérationnelle </text:p>
            <text:p text:style-name="P19">Aménagement du Territoire, Logement, Patrimoine et Énergie </text:p>
            <text:p text:style-name="P19"><text:span text:style-name="T8">Monsieur / Madame XXX </text:span>- Fonctionnaire Délégué</text:p>
            <text:p text:style-name="P20">rue XXX n° XX</text:p>
            <text:p text:style-name="P21">XXXX Commune du FD</text:p>
            <text:p text:style-name="P24"><text:span text:style-name="T4">RECOMMANDÉ</text:span></text:p>
          </table:table-cell>
        </table:table-row>
      </table:table>
      <text:p text:style-name="P10"/>
      <text:p text:style-name="P22">Transmission d'un dossier incomplet – D.IV.33.2°</text:p>
      <text:p text:style-name="P23"/>
      <text:p text:style-name="P5"><text:span text:style-name="T18">Agent traitant : </text:span><text:span text:style-name="Police_20_par_20_défaut"><text:span text:style-name="T21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1"><text:text-input text:description="Signalétique des demandeurs">self.getFoldermanagers()[0].getName1()</text:text-input></text:span></text:span></text:p>
      <text:p text:style-name="P14"><office:annotation><dc:creator>Gauthier Bastien</dc:creator><dc:date>2011-01-13T14:56:41</dc:date><text:p text:style-name="P25"><text:span text:style-name="T23">do text</text:span></text:p><text:p text:style-name="P25"><text:span text:style-name="T23">from document(at=reference, format='odt')</text:span></text:p></office:annotation>Import depuis reference.odt</text:p>
      <text:p text:style-name="P16"><text:span text:style-name="T5">Références SPW - DGO4 :</text:span> <text:text-input text:description="Référence DGATLP">self.getValueForTemplate('referenceDGATLP') </text:text-input></text:p>
      <text:p text:style-name="P16"/>
      <text:p text:style-name="P17"><office:annotation><dc:creator>Gauthier Bastien</dc:creator><dc:date>2011-02-16T16:12:24</dc:date><text:p text:style-name="P25"><text:span text:style-name="T25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17"><office:annotation><dc:creator>Gauthier Bastien</dc:creator><dc:date>2011-02-16T16:13:21</dc:date><text:p text:style-name="P25"><text:span text:style-name="T24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17"><text:span text:style-name="T5">Objet :</text:span> <text:text-input text:description="Objet des travaux">self.getLicenceSubject()</text:text-input></text:p>
      <text:p text:style-name="P17"><text:span text:style-name="T5">Situation :</text:span> <text:text-input text:description="Situation des travaux">self.getWorkLocationSignaletic()</text:text-input><text:s/>- <text:span text:style-name="T5">Référence cadastrale :</text:span> <text:span text:style-name="T3"><text:text-input text:description="Bien-Parcelles">self.getPortionOutsText()</text:text-input></text:span></text:p>
      <text:p text:style-name="P17"/>
      <text:p text:style-name="P17"/>
      <text:p text:style-name="P17"><text:span text:style-name="T8">Monsieur le Directeur</text:span>,</text:p>
      <text:p text:style-name="P17"/>
      <text:p text:style-name="P17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17"/>
      <text:p text:style-name="P17">Nous vous en souhaitons bonne réception et nous vous prions d'agréer, <text:span text:style-name="T8">Monsieur le Directeur</text:span>, nos <text:s/>salutations distinguées.</text:p>
      <text:p text:style-name="P17"/>
      <text:p text:style-name="P17"><office:annotation><dc:creator>Gauthier Bastien</dc:creator><dc:date>2011-01-13T14:56:41</dc:date><text:p text:style-name="P25"><text:span text:style-name="T23">do text</text:span></text:p><text:p text:style-name="P25"><text:span text:style-name="T23">from document(at=signatures, format='odt')</text:span></text:p></office:annotation><text:span text:style-name="T1">Import depuis signatures.odt</text:span></text:p>
      <text:p text:style-name="P13"/>
      <text:p text:style-name="P13"/>
      <text:p text:style-name="P15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1T15:11:33.359586244</dc:date>
    <dc:language>fr-FR</dc:language>
    <meta:editing-cycles>101</meta:editing-cycles>
    <meta:editing-duration>P1DT10H5M16S</meta:editing-duration>
    <meta:document-statistic meta:table-count="1" meta:image-count="0" meta:object-count="0" meta:page-count="1" meta:paragraph-count="21" meta:word-count="165" meta:character-count="1266" meta:non-whitespace-character-count="1143"/>
    <meta:user-defined meta:name="Info 1"/>
    <meta:user-defined meta:name="Info 2"/>
    <meta:user-defined meta:name="Info 3"/>
    <meta:user-defined meta:name="Info 4"/>
  </office:meta>
</office:document-meta>
</file>